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avg" table:style-name="ta1">
        <table:shapes>
          <draw:frame draw:z-index="0" draw:style-name="gr1" draw:text-style-name="P1" svg:width="453.51pt" svg:height="255.09pt" svg:x="290.15pt" svg:y="2.83pt">
            <loext:p draw:notify-on-update-of-ranges="sum_avg.C1:sum_avg.C100 sum_avg.D1:sum_avg.D100 sum_avg.C1:sum_avg.C100 sum_avg.E1:sum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7.4809153426114" calcext:value-type="float">
            <text:p>7.48091534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7.2542059384392" calcext:value-type="float">
            <text:p>7.25420593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8.0865693483267" calcext:value-type="float">
            <text:p>8.086569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8.5632068417819" calcext:value-type="float">
            <text:p>8.56320684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8.3805716755407" calcext:value-type="float">
            <text:p>8.38057167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8.2450907881061" calcext:value-type="float">
            <text:p>8.24509078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8.4925253990403" calcext:value-type="float">
            <text:p>8.4925253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7.8289712166566" calcext:value-type="float">
            <text:p>7.82897121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7.508787486555" calcext:value-type="float">
            <text:p>7.5087874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7.8189602229034" calcext:value-type="float">
            <text:p>7.81896022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8.6956184100338" calcext:value-type="float">
            <text:p>8.69561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7.9399317945343" calcext:value-type="float">
            <text:p>7.93993179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8.3068501993758" calcext:value-type="float">
            <text:p>8.30685019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8.2222951895329" calcext:value-type="float">
            <text:p>8.22229518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7.3436574277902" calcext:value-type="float">
            <text:p>7.34365742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8.1828237882657" calcext:value-type="float">
            <text:p>8.18282378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7.7283911012994" calcext:value-type="float">
            <text:p>7.7283911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8.5000835579451" calcext:value-type="float">
            <text:p>8.50008355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6.6874607187168" calcext:value-type="float">
            <text:p>6.68746071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898" calcext:value-type="float">
            <text:p>12898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6.135797405594" calcext:value-type="float">
            <text:p>16.13579740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568" calcext:value-type="float">
            <text:p>1356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6.5053968446319" calcext:value-type="float">
            <text:p>6.50539684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032" calcext:value-type="float">
            <text:p>1403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6.0097392048855" calcext:value-type="float">
            <text:p>6.00973920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96" calcext:value-type="float">
            <text:p>1449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5.6624553144806" calcext:value-type="float">
            <text:p>5.66245531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960" calcext:value-type="float">
            <text:p>1496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5.9884806494494" calcext:value-type="float">
            <text:p>5.98848064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424" calcext:value-type="float">
            <text:p>1542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5.9328203392505" calcext:value-type="float">
            <text:p>5.93282033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888" calcext:value-type="float">
            <text:p>1588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5.614809906988" calcext:value-type="float">
            <text:p>5.6148099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352" calcext:value-type="float">
            <text:p>1635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5.3368664569537" calcext:value-type="float">
            <text:p>5.3368664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816" calcext:value-type="float">
            <text:p>1681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6.0025963517165" calcext:value-type="float">
            <text:p>6.00259635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280" calcext:value-type="float">
            <text:p>1728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5.8445071973665" calcext:value-type="float">
            <text:p>5.84450719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762" calcext:value-type="float">
            <text:p>1876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5.9220602140266" calcext:value-type="float">
            <text:p>5.922060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228" calcext:value-type="float">
            <text:p>1922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6.4470388959033" calcext:value-type="float">
            <text:p>6.44703889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692" calcext:value-type="float">
            <text:p>1969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6.1196727522748" calcext:value-type="float">
            <text:p>6.11967275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56" calcext:value-type="float">
            <text:p>2015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5.9656006818565" calcext:value-type="float">
            <text:p>5.96560068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620" calcext:value-type="float">
            <text:p>2062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5.7711827599984" calcext:value-type="float">
            <text:p>5.771182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084" calcext:value-type="float">
            <text:p>2108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5.7051912149457" calcext:value-type="float">
            <text:p>5.70519121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548" calcext:value-type="float">
            <text:p>2154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6.0964462752069" calcext:value-type="float">
            <text:p>6.09644627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012" calcext:value-type="float">
            <text:p>2201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6.1030926831756" calcext:value-type="float">
            <text:p>6.10309268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476" calcext:value-type="float">
            <text:p>2247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6.0457568938167" calcext:value-type="float">
            <text:p>6.04575689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940" calcext:value-type="float">
            <text:p>2294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5.9294929700087" calcext:value-type="float">
            <text:p>5.929492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404" calcext:value-type="float">
            <text:p>2340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5.9006454379083" calcext:value-type="float">
            <text:p>5.90064543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857" calcext:value-type="float">
            <text:p>2585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6.1467518503888" calcext:value-type="float">
            <text:p>6.1467518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082" calcext:value-type="float">
            <text:p>2708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5.8540037596385" calcext:value-type="float">
            <text:p>5.85400375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546" calcext:value-type="float">
            <text:p>2754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6.5161141098975" calcext:value-type="float">
            <text:p>6.5161141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010" calcext:value-type="float">
            <text:p>2801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5.8571407490765" calcext:value-type="float">
            <text:p>5.85714074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474" calcext:value-type="float">
            <text:p>2847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6.0055049451449" calcext:value-type="float">
            <text:p>6.0055049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938" calcext:value-type="float">
            <text:p>2893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6.2908763549978" calcext:value-type="float">
            <text:p>6.2908763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402" calcext:value-type="float">
            <text:p>2940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6.1183397772139" calcext:value-type="float">
            <text:p>6.11833977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866" calcext:value-type="float">
            <text:p>2986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6.076018904498" calcext:value-type="float">
            <text:p>6.07601890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330" calcext:value-type="float">
            <text:p>3033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6.6066648127445" calcext:value-type="float">
            <text:p>6.60666481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794" calcext:value-type="float">
            <text:p>3079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6.4247536841637" calcext:value-type="float">
            <text:p>6.42475368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258" calcext:value-type="float">
            <text:p>3125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6.1995967725575" calcext:value-type="float">
            <text:p>6.19959677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722" calcext:value-type="float">
            <text:p>3172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5.9693930554581" calcext:value-type="float">
            <text:p>5.96939305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186" calcext:value-type="float">
            <text:p>3218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6.251983291933" calcext:value-type="float">
            <text:p>6.25198329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650" calcext:value-type="float">
            <text:p>3265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6.0816775735792" calcext:value-type="float">
            <text:p>6.08167757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114" calcext:value-type="float">
            <text:p>3311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6.0744738551792" calcext:value-type="float">
            <text:p>6.07447385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578" calcext:value-type="float">
            <text:p>3357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5.9135278049923" calcext:value-type="float">
            <text:p>5.913527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042" calcext:value-type="float">
            <text:p>3404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5.8438953151131" calcext:value-type="float">
            <text:p>5.84389531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506" calcext:value-type="float">
            <text:p>3450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6.2098948512562" calcext:value-type="float">
            <text:p>6.20989485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970" calcext:value-type="float">
            <text:p>3497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5.869640228646" calcext:value-type="float">
            <text:p>5.86964022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486" calcext:value-type="float">
            <text:p>3648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6.0749860924269" calcext:value-type="float">
            <text:p>6.07498609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980" calcext:value-type="float">
            <text:p>3698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5.7862118334278" calcext:value-type="float">
            <text:p>5.78621183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444" calcext:value-type="float">
            <text:p>3744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6.1684890105343" calcext:value-type="float">
            <text:p>6.1684890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908" calcext:value-type="float">
            <text:p>3790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6.1027878309656" calcext:value-type="float">
            <text:p>6.1027878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372" calcext:value-type="float">
            <text:p>3837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6.2067812378757" calcext:value-type="float">
            <text:p>6.20678123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836" calcext:value-type="float">
            <text:p>3883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5.7887099750907" calcext:value-type="float">
            <text:p>5.78870997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300" calcext:value-type="float">
            <text:p>3930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5.6129615644741" calcext:value-type="float">
            <text:p>5.61296156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764" calcext:value-type="float">
            <text:p>3976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5.9719304549963" calcext:value-type="float">
            <text:p>5.9719304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228" calcext:value-type="float">
            <text:p>4022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6.2110107597671" calcext:value-type="float">
            <text:p>6.2110107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92" calcext:value-type="float">
            <text:p>4069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5.9476965794314" calcext:value-type="float">
            <text:p>5.94769657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156" calcext:value-type="float">
            <text:p>4115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6.3506193724522" calcext:value-type="float">
            <text:p>6.35061937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620" calcext:value-type="float">
            <text:p>4162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6.2459142134164" calcext:value-type="float">
            <text:p>6.24591421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084" calcext:value-type="float">
            <text:p>4208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6.7522160870358" calcext:value-type="float">
            <text:p>6.7522160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548" calcext:value-type="float">
            <text:p>4254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6.2777119231062" calcext:value-type="float">
            <text:p>6.27771192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012" calcext:value-type="float">
            <text:p>4301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5.8138611264174" calcext:value-type="float">
            <text:p>5.8138611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476" calcext:value-type="float">
            <text:p>4347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6.1256831638344" calcext:value-type="float">
            <text:p>6.12568316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940" calcext:value-type="float">
            <text:p>4394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5.9261099934574" calcext:value-type="float">
            <text:p>5.92610999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404" calcext:value-type="float">
            <text:p>4440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5.9535849812694" calcext:value-type="float">
            <text:p>5.95358498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868" calcext:value-type="float">
            <text:p>4486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5.9135200911183" calcext:value-type="float">
            <text:p>5.9135200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32" calcext:value-type="float">
            <text:p>4533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6.2347474796325" calcext:value-type="float">
            <text:p>6.23474747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796" calcext:value-type="float">
            <text:p>4579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6.1034630645936" calcext:value-type="float">
            <text:p>6.10346306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260" calcext:value-type="float">
            <text:p>4626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5.9897260464917" calcext:value-type="float">
            <text:p>5.9897260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515" calcext:value-type="float">
            <text:p>4851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5.5666446085769" calcext:value-type="float">
            <text:p>5.56664460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740" calcext:value-type="float">
            <text:p>4974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5.7562528721345" calcext:value-type="float">
            <text:p>5.75625287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204" calcext:value-type="float">
            <text:p>5020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6.2581493960702" calcext:value-type="float">
            <text:p>6.2581493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668" calcext:value-type="float">
            <text:p>5066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6.1180005195505" calcext:value-type="float">
            <text:p>6.1180005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132" calcext:value-type="float">
            <text:p>5113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5.2587690057254" calcext:value-type="float">
            <text:p>5.25876900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596" calcext:value-type="float">
            <text:p>5159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6.3460437620757" calcext:value-type="float">
            <text:p>6.34604376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060" calcext:value-type="float">
            <text:p>5206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6.3116460149495" calcext:value-type="float">
            <text:p>6.31164601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524" calcext:value-type="float">
            <text:p>5252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5.629021140582" calcext:value-type="float">
            <text:p>5.6290211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046" calcext:value-type="float">
            <text:p>5404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6.1807638706412" calcext:value-type="float">
            <text:p>6.18076387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512" calcext:value-type="float">
            <text:p>5451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6.2891440933117" calcext:value-type="float">
            <text:p>6.28914409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976" calcext:value-type="float">
            <text:p>5497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5.2885798451109" calcext:value-type="float">
            <text:p>5.2885798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440" calcext:value-type="float">
            <text:p>5544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6.2729146658771" calcext:value-type="float">
            <text:p>6.27291466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904" calcext:value-type="float">
            <text:p>5590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6.028090243746" calcext:value-type="float">
            <text:p>6.02809024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368" calcext:value-type="float">
            <text:p>5636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5.7727496543302" calcext:value-type="float">
            <text:p>5.77274965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832" calcext:value-type="float">
            <text:p>5683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5.6457788050895" calcext:value-type="float">
            <text:p>5.64577880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296" calcext:value-type="float">
            <text:p>5729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6.0499754553092" calcext:value-type="float">
            <text:p>6.04997545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760" calcext:value-type="float">
            <text:p>5776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6.2336043348742" calcext:value-type="float">
            <text:p>6.23360433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224" calcext:value-type="float">
            <text:p>5822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6.490809536361" calcext:value-type="float">
            <text:p>6.49080953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688" calcext:value-type="float">
            <text:p>5868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6.1177621298686" calcext:value-type="float">
            <text:p>6.1177621299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4:34:21.830839398</dc:date>
    <meta:editing-duration>PT1M5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05cm" svg:y="0.315cm" chart:style-name="ch2">
          <text:p>Sum(avg) energy generation</text:p>
        </chart:title>
        <chart:subtitle svg:x="4.83cm" svg:y="1.286cm" chart:style-name="ch3">
          <text:p>system overview-no attack-2 RTUS</text:p>
        </chart:subtitle>
        <chart:legend chart:legend-position="end" svg:x="13.114cm" svg:y="3.925cm" style:legend-expansion="high" chart:style-name="ch4"/>
        <chart:plot-area chart:style-name="ch5" table:cell-range-address="sum_avg.C1:sum_avg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avg.D1:sum_avg.D100" loext:label-string="sum_avg" chart:class="chart:scatter">
            <chart:domain table:cell-range-address="sum_avg.C1:sum_avg.C100"/>
            <chart:data-point chart:repeated="100"/>
          </chart:series>
          <chart:series chart:style-name="ch9" chart:values-cell-range-address="sum_avg.E1:sum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_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avg.C1:sum_avg.C100</svg:desc>
                </draw:g>
              </table:table-cell>
              <table:table-cell office:value-type="float" office:value="7.4809153426114">
                <text:p>7.4809153426114</text:p>
                <draw:g>
                  <svg:desc>sum_avg.D1:sum_avg.D100</svg:desc>
                </draw:g>
              </table:table-cell>
              <table:table-cell office:value-type="float" office:value="25">
                <text:p>25</text:p>
                <draw:g>
                  <svg:desc>sum_avg.E1:sum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7.2542059384392">
                <text:p>7.25420593843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8.0865693483267">
                <text:p>8.0865693483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8.5632068417819">
                <text:p>8.56320684178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8.3805716755407">
                <text:p>8.3805716755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8.2450907881061">
                <text:p>8.2450907881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8.4925253990403">
                <text:p>8.49252539904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7.8289712166566">
                <text:p>7.82897121665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7.508787486555">
                <text:p>7.5087874865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7.8189602229034">
                <text:p>7.81896022290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8.6956184100338">
                <text:p>8.6956184100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7.9399317945343">
                <text:p>7.93993179453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8.3068501993758">
                <text:p>8.30685019937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8.2222951895329">
                <text:p>8.22229518953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7.3436574277902">
                <text:p>7.34365742779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8.1828237882657">
                <text:p>8.18282378826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7.7283911012994">
                <text:p>7.7283911012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8.5000835579451">
                <text:p>8.5000835579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6.6874607187168">
                <text:p>6.68746071871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6.135797405594">
                <text:p>16.135797405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6.5053968446319">
                <text:p>6.5053968446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6.0097392048855">
                <text:p>6.00973920488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5.6624553144806">
                <text:p>5.66245531448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5.9884806494494">
                <text:p>5.98848064944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5.9328203392505">
                <text:p>5.9328203392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5.614809906988">
                <text:p>5.614809906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5.3368664569537">
                <text:p>5.3368664569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6.0025963517165">
                <text:p>6.00259635171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5.8445071973665">
                <text:p>5.84450719736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5.9220602140266">
                <text:p>5.92206021402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6.4470388959033">
                <text:p>6.44703889590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6.1196727522748">
                <text:p>6.11967275227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5.9656006818565">
                <text:p>5.9656006818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5.7711827599984">
                <text:p>5.7711827599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5.7051912149457">
                <text:p>5.7051912149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6.0964462752069">
                <text:p>6.09644627520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6.1030926831756">
                <text:p>6.10309268317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6.0457568938167">
                <text:p>6.0457568938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5.9294929700087">
                <text:p>5.92949297000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5.9006454379083">
                <text:p>5.90064543790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6.1467518503888">
                <text:p>6.14675185038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5.8540037596385">
                <text:p>5.85400375963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6.5161141098975">
                <text:p>6.51611410989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5.8571407490765">
                <text:p>5.85714074907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6.0055049451449">
                <text:p>6.0055049451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6.2908763549978">
                <text:p>6.29087635499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6.1183397772139">
                <text:p>6.11833977721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6.076018904498">
                <text:p>6.0760189044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6.6066648127445">
                <text:p>6.6066648127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6.4247536841637">
                <text:p>6.4247536841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6.1995967725575">
                <text:p>6.1995967725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5.9693930554581">
                <text:p>5.96939305545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6.251983291933">
                <text:p>6.2519832919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6.0816775735792">
                <text:p>6.08167757357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6.0744738551792">
                <text:p>6.07447385517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5.9135278049923">
                <text:p>5.9135278049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5.8438953151131">
                <text:p>5.843895315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6.2098948512562">
                <text:p>6.20989485125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5.869640228646">
                <text:p>5.869640228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6.0749860924269">
                <text:p>6.07498609242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5.7862118334278">
                <text:p>5.78621183342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6.1684890105343">
                <text:p>6.16848901053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6.1027878309656">
                <text:p>6.1027878309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6.2067812378757">
                <text:p>6.2067812378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5.7887099750907">
                <text:p>5.78870997509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5.6129615644741">
                <text:p>5.61296156447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5.9719304549963">
                <text:p>5.97193045499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6.2110107597671">
                <text:p>6.21101075976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5.9476965794314">
                <text:p>5.9476965794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6.3506193724522">
                <text:p>6.3506193724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6.2459142134164">
                <text:p>6.2459142134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6.7522160870358">
                <text:p>6.75221608703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6.2777119231062">
                <text:p>6.2777119231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5.8138611264174">
                <text:p>5.8138611264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6.1256831638344">
                <text:p>6.12568316383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5.9261099934574">
                <text:p>5.92610999345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5.9535849812694">
                <text:p>5.95358498126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5.9135200911183">
                <text:p>5.9135200911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6.2347474796325">
                <text:p>6.23474747963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6.1034630645936">
                <text:p>6.10346306459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5.9897260464917">
                <text:p>5.98972604649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5.5666446085769">
                <text:p>5.56664460857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5.7562528721345">
                <text:p>5.7562528721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6.2581493960702">
                <text:p>6.25814939607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6.1180005195505">
                <text:p>6.1180005195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5.2587690057254">
                <text:p>5.2587690057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6.3460437620757">
                <text:p>6.3460437620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6.3116460149495">
                <text:p>6.31164601494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5.629021140582">
                <text:p>5.629021140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6.1807638706412">
                <text:p>6.1807638706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6.2891440933117">
                <text:p>6.289144093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5.2885798451109">
                <text:p>5.2885798451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6.2729146658771">
                <text:p>6.27291466587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6.028090243746">
                <text:p>6.0280902437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5.7727496543302">
                <text:p>5.7727496543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5.6457788050895">
                <text:p>5.64577880508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6.0499754553092">
                <text:p>6.0499754553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6.2336043348742">
                <text:p>6.23360433487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6.490809536361">
                <text:p>6.4908095363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6.1177621298686">
                <text:p>6.117762129868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